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0fe8" officeooo:paragraph-rsid="00150fe8"/>
    </style:style>
    <style:style style:name="P2" style:family="paragraph" style:parent-style-name="Text_20_body">
      <style:text-properties fo:font-weight="bold" officeooo:rsid="00150fe8" officeooo:paragraph-rsid="00150fe8" style:font-weight-asian="bold" style:font-weight-complex="bold"/>
    </style:style>
    <style:style style:name="P3" style:family="paragraph" style:parent-style-name="Text_20_body">
      <style:text-properties fo:font-weight="bold" officeooo:rsid="001559d5" officeooo:paragraph-rsid="001559d5" style:font-weight-asian="bold" style:font-weight-complex="bold"/>
    </style:style>
    <style:style style:name="P4" style:family="paragraph" style:parent-style-name="Text_20_body">
      <style:text-properties fo:font-weight="normal" officeooo:rsid="00150fe8" officeooo:paragraph-rsid="00150fe8" style:font-weight-asian="normal" style:font-weight-complex="normal"/>
    </style:style>
    <style:style style:name="P5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50fe8" officeooo:paragraph-rsid="00150fe8"/>
    </style:style>
    <style:style style:name="P6" style:family="paragraph" style:parent-style-name="Title">
      <style:text-properties officeooo:rsid="00150fe8" officeooo:paragraph-rsid="00150fe8"/>
    </style:style>
    <style:style style:name="P7" style:family="paragraph" style:parent-style-name="Subtitle">
      <style:text-properties officeooo:rsid="00150fe8" officeooo:paragraph-rsid="00150fe8"/>
    </style:style>
    <style:style style:name="P8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0fe8" officeooo:paragraph-rsid="00150fe8" style:font-weight-asian="normal" style:font-weight-complex="normal"/>
    </style:style>
    <style:style style:name="P9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559d5" style:font-weight-asian="normal" style:font-weight-complex="normal"/>
    </style:style>
    <style:style style:name="P10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a735e" style:font-weight-asian="normal" style:font-weight-complex="normal"/>
    </style:style>
    <style:style style:name="P1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be116" style:font-weight-asian="normal" style:font-weight-complex="normal"/>
    </style:style>
    <style:style style:name="P1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c5c9d" style:font-weight-asian="normal" style:font-weight-complex="normal"/>
    </style:style>
    <style:style style:name="P1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c7516" style:font-weight-asian="normal" style:font-weight-complex="normal"/>
    </style:style>
    <style:style style:name="P1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weight="normal" officeooo:rsid="001559d5" officeooo:paragraph-rsid="001df422" style:font-weight-asian="normal" style:font-weight-complex="normal"/>
    </style:style>
    <style:style style:name="P15" style:family="paragraph" style:parent-style-name="Text_20_body">
      <style:text-properties fo:font-weight="normal" officeooo:rsid="001559d5" officeooo:paragraph-rsid="001559d5" style:font-weight-asian="normal" style:font-weight-complex="normal"/>
    </style:style>
    <style:style style:name="P16" style:family="paragraph" style:parent-style-name="Text_20_body">
      <style:text-properties fo:font-weight="normal" officeooo:rsid="001559d5" officeooo:paragraph-rsid="00168996" style:font-weight-asian="normal" style:font-weight-complex="normal"/>
    </style:style>
    <style:style style:name="P17" style:family="paragraph" style:parent-style-name="Text_20_body">
      <style:text-properties fo:font-weight="normal" officeooo:rsid="001559d5" officeooo:paragraph-rsid="0016f2f5" style:font-weight-asian="normal" style:font-weight-complex="normal"/>
    </style:style>
    <style:style style:name="P18" style:family="paragraph" style:parent-style-name="Text_20_body">
      <style:text-properties fo:font-weight="normal" officeooo:rsid="001559d5" officeooo:paragraph-rsid="0018919a" style:font-weight-asian="normal" style:font-weight-complex="normal"/>
    </style:style>
    <style:style style:name="P19" style:family="paragraph" style:parent-style-name="Text_20_body">
      <style:text-properties fo:font-weight="normal" officeooo:rsid="001559d5" officeooo:paragraph-rsid="001be116" style:font-weight-asian="normal" style:font-weight-complex="normal"/>
    </style:style>
    <style:style style:name="P20" style:family="paragraph" style:parent-style-name="Text_20_body">
      <style:text-properties fo:font-weight="normal" officeooo:rsid="001559d5" officeooo:paragraph-rsid="001c5c9d" style:font-weight-asian="normal" style:font-weight-complex="normal"/>
    </style:style>
    <style:style style:name="P21" style:family="paragraph" style:parent-style-name="Text_20_body">
      <style:text-properties fo:font-weight="normal" officeooo:rsid="001559d5" officeooo:paragraph-rsid="001c7516" style:font-weight-asian="normal" style:font-weight-complex="normal"/>
    </style:style>
    <style:style style:name="P22" style:family="paragraph" style:parent-style-name="Text_20_body">
      <style:text-properties fo:font-weight="normal" officeooo:rsid="001559d5" officeooo:paragraph-rsid="001df422" style:font-weight-asian="normal" style:font-weight-complex="normal"/>
    </style:style>
    <style:style style:name="P23" style:family="paragraph" style:parent-style-name="Text_20_body">
      <style:text-properties fo:font-weight="normal" officeooo:rsid="001df422" officeooo:paragraph-rsid="001df422" style:font-weight-asian="normal" style:font-weight-complex="normal"/>
    </style:style>
    <style:style style:name="P24" style:family="paragraph" style:parent-style-name="Text_20_body">
      <style:text-properties fo:font-weight="normal" officeooo:rsid="0020e039" officeooo:paragraph-rsid="0020e03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e415"/>
    </style:style>
    <style:style style:name="T3" style:family="text">
      <style:text-properties officeooo:rsid="00168996"/>
    </style:style>
    <style:style style:name="T4" style:family="text">
      <style:text-properties officeooo:rsid="0016f2f5"/>
    </style:style>
    <style:style style:name="T5" style:family="text">
      <style:text-properties officeooo:rsid="0018919a"/>
    </style:style>
    <style:style style:name="T6" style:family="text">
      <style:text-properties officeooo:rsid="001a735e"/>
    </style:style>
    <style:style style:name="T7" style:family="text">
      <style:text-properties officeooo:rsid="001be116"/>
    </style:style>
    <style:style style:name="T8" style:family="text">
      <style:text-properties officeooo:rsid="001c5c9d"/>
    </style:style>
    <style:style style:name="T9" style:family="text">
      <style:text-properties officeooo:rsid="001c7516"/>
    </style:style>
    <style:style style:name="T10" style:family="text">
      <style:text-properties officeooo:rsid="001df4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ícios Segurança de rede<text:span text:style-name="T2">s</text:span></text:p>
      <text:p text:style-name="P7">Henrique Krausburg Corrêa; Joice Alves Marek</text:p>
      <text:p text:style-name="P1"/>
      <text:p text:style-name="P1">1) Para cada um dos casos abaixo, explique como funciona o ataque e analise se é possível identificá-lo usando um agente SNMP com a MIB-II ou outra MIB (RMON, Host Resource, …)</text:p>
      <text:p text:style-name="P5"/>
      <text:p text:style-name="P2"><text:span text:style-name="T1">Ataque: </text:span>Arp Spoofing</text:p>
      <text:p text:style-name="P4">Descrição: É uma técnica em que um atacante envia mensagens ARP (Address Resolution Protocol) com o intuito de associar seu endereço MAC ao endereço IP de outro host, como por exemplo, o endereço IP do gateway padrão, fazendo com que todo o tráfego seja enviado para o endereço IP do atacante ao invés do endereço IP do gateway.</text:p>
      <text:p text:style-name="P8">Proposta: Utilizar o grupo Matrix da MIB RMON para detectar pacotes que enviem ARP Reply (Gratuitus ARP).</text:p>
      <text:p text:style-name="P3"><text:span text:style-name="T1">Ataque: </text:span>Ping da morte</text:p>
      <text:p text:style-name="P15">Descrição: É um ataque que envolve o envio de um grande pacote de ping para uma máquina destino. Consiste em solicitações ping com um tamanho de pacote muito elevado e numa frequência também alta (milhares de vezes por segundo).</text:p>
      <text:p text:style-name="P9">Proposta: Utilizar MIB RMON1 – Groupo Alarm para detectar um tráfego acima do uso tradicional da rede.</text:p>
      <text:p text:style-name="P3"><text:span text:style-name="T1">Ataque: </text:span>Ataque por fragmentação <text:span text:style-name="T3">(Ataques Teardrop)</text:span></text:p>
      <text:p text:style-name="P16">Descrição: <text:span text:style-name="T3">É um tipo de Ataque de Negação de Serviço que se vale de uma vulnerabilidade encontrada em alguns sistemas operacionais mais antigos. Os fragmentos de pacote "mal intencionados" fazem com que o sistema aja de maneira errada no processo de remontagem de um pacote. </text:span></text:p>
      <text:p text:style-name="P9">Proposta: <text:span text:style-name="T4">Utilizar MIB2 e avaliar a quantidade de pacotes com erro ou descartados for a do comum</text:span></text:p>
      <text:p text:style-name="P3"><text:span text:style-name="T1">Ataque: </text:span>IP Spoofing</text:p>
      <text:p text:style-name="P17">Descrição: <text:span text:style-name="T4">É um ataque que consiste em mascarar (spoof) pacotes IP utilizando endereços de remetentes falsificados. O pacote é enviado para o destinatário e não há verificação do remetente, o que representa uma séria ameaça para os sistemas baseados em autenticação pelo endereço IP.</text:span></text:p>
      <text:p text:style-name="P9">Proposta: <text:span text:style-name="T5">Utilizar MIB RMON1 – Grupo filter <text:s/>e address mapping para capturar pacotes advindo de hosts desconhecidos ou padrões de pacotes suspeitos</text:span></text:p>
      <text:p text:style-name="P3"><text:span text:style-name="T1">Ataque: </text:span>ICMP Flooding (com endereço de broadcast para rede)</text:p>
      <text:p text:style-name="P18"><text:soft-page-break/>Descrição: <text:span text:style-name="T5">É um ataque de negação de serviço simples no qual o atacante sobrecarrega o sistema vítima com pacotes ICMP Echo Request (pacotes ping). Este ataque apenas é bem sucedido se o atacante possui mais largura de banda que a vitima. Como a vitima tentará responder aos pedidos, irá consumir a sua largura de banda impossibilitando-a responder a pedidos de outros utilizadores.</text:span></text:p>
      <text:p text:style-name="P10">Proposta: <text:span text:style-name="T6">Utilizar MIB RMON1 – Application layer host para detectar um alto volume de pings oriundas de um host.</text:span></text:p>
      <text:p text:style-name="P3"><text:span text:style-name="T1">Ataque: </text:span>Port Scan (nmap)</text:p>
      <text:p text:style-name="P19">Descrição: <text:span text:style-name="T7">É uma ferramenta com o objetivo de mapear as portas TCP e UDP. Neste teste ela identifica o status das portas, se estão fechadas, escutando ou abertas. Geralmente, os port scanners são usados por pessoas mal intencionadas para identificar portas abertas e planejar invasões.</text:span></text:p>
      <text:p text:style-name="P11">Proposta: <text:span text:style-name="T7">Utilizar MIB RMON1 – Application layer matrix e user history para detectar uma possível varredura de portas em um host</text:span></text:p>
      <text:p text:style-name="P3"><text:span text:style-name="T1">Ataque: </text:span>DNS Flooding</text:p>
      <text:p text:style-name="P20">Descrição: <text:span text:style-name="T8">É um tipo de ataque de negação de serviço . É o processo pelo qual o tráfego em um recurso de rede ou máquina é interrompido por algum tempo. O atacante envia um grande número de solicitações para o recurso ou a máquina para que ela fique indisponível para hosts bem-intencionados. Durante uma inundação de DNS, o host que se conecta à Internet é interrompido devido a uma sobrecarga de tráfego.</text:span></text:p>
      <text:p text:style-name="P12">Proposta: <text:span text:style-name="T7">Utilizar MIB RMON1 – <text:s/>User history, filter e appliaction-layer host para tentar identificar tentativas de acesso maliciosas.</text:span></text:p>
      <text:p text:style-name="P3"><text:span text:style-name="T1">Ataque: </text:span>TCP SYN Flooding</text:p>
      <text:p text:style-name="P21">Descrição: <text:span text:style-name="T9">O atacante envia uma sequência de requisições SYN (Protocolo TCP) para um sistema-alvo visando uma sobrecarga direta na camada de transporte e indireta na camada de aplicação. Um cliente malicioso, que implemente intencionalmente um protocolo TCP errado e incompleto, pode não mandar a última mensagem ACK. O servidor irá esperar por isso por um tempo, já que um simples congestionamento de rede pode ser a causa do ACK em falta. Esta chamada conexão semi-aberta explora a boa-fé do protocolo TCP que espera por um certo tempo e algumas tentativas de restabelecimento de um sinal ACK válido para retomar a comunicação.</text:span></text:p>
      <text:p text:style-name="P13">Proposta: <text:span text:style-name="T9">Utilizar MIB RMON1 – <text:s/>User history, filter e appliaction-layer host para tentar identificar tentativas de acesso maliciosas.</text:span></text:p>
      <text:p text:style-name="P3"><text:span text:style-name="T1">Ataque: </text:span>Man-in-the-middle</text:p>
      <text:p text:style-name="P22">Descrição: <text:span text:style-name="T10">É uma forma de ataque em que os dados trocados entre duas partes, são de alguma forma interceptados, registrados e possivelmente alterados pelo atacante sem que as vitimas percebam. Numa comunicação normal os dois elementos envolvidos comunicam entre si sem interferências.</text:span></text:p>
      <text:p text:style-name="P23"><text:soft-page-break/></text:p>
      <text:p text:style-name="P23">Durante o ataque man-in-the-middle, a comunicação é interceptada pelo atacante e retransmitida por este de uma forma discricionária. O atacante pode decidir retransmitir entre os legítimos participantes os dados inalterados, com alterações ou bloquear partes da informação.</text:p>
      <text:p text:style-name="P14">Proposta: <text:span text:style-name="T9">Utilizar MIB RMON1 – <text:s/>Address mapping, network layer host e filter para detectar mensagens retransmitidas pelo host atacante</text:span></text:p>
      <text:p text:style-name="P15"/>
      <text:p text:style-name="P24">2) Defina o que é um IDS (Intrusion Detection System)</text:p>
      <text:p text:style-name="P24">TODO</text:p>
      <text:p text:style-name="P24">3) Um IDS pode ser classificado em dois tipos NIDS (Network Intrusion Detection System) e HIDS (Host Intrusion Detection System), defina cada um deles.</text:p>
      <text:p text:style-name="P24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7:53:40.256977188</meta:creation-date>
    <dc:date>2018-10-31T21:41:49.715727814</dc:date>
    <meta:editing-duration>PT57M13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3" meta:paragraph-count="35" meta:word-count="822" meta:character-count="5188" meta:non-whitespace-character-count="4389"/>
  </office:meta>
</office:document-meta>
</file>